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ecurityRoleSetImpl.remove( SecurityRole security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SetImpl.remove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SetImpl.add( SecurityRole securityRol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RoleSetImpl.toString( int inden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SecurityRoleSetImpl.add( String roleName , String descript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SecurityRoleSetImpl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ecurityRoleSetImpl.get( String roleName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ecurityRoleSetImpl.SecurityRoleSetImp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